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6" style:family="graphic" style:parent-style-name="standard">
      <style:graphic-properties draw:marker-end="Linienende_20_2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mittel">
        <draw:ellipse draw:style-name="gr1" draw:id="id1" draw:layer="layout" svg:width="6cm" svg:height="0.625cm" svg:x="0.125cm" svg:y="0.125cm">
          <draw:glue-point draw:id="4" svg:x="-4.166cm" svg:y="3.008cm"/>
          <text:p>JavaScript Klassendeklaration</text:p>
        </draw:ellipse>
        <draw:custom-shape draw:style-name="gr2" draw:text-style-name="P1" draw:id="id2" draw:layer="layout" svg:width="2.5cm" svg:height="0.625cm" svg:x="1cm" svg:y="1cm">
          <draw:glue-point draw:id="8" svg:x="-3cm" svg:y="5.008cm"/>
          <text:p text:style-name="P1">Konstrukt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layer="layout" svg:x1="0.626cm" svg:y1="0.625cm" svg:x2="1cm" svg:y2="1.313cm" draw:start-shape="id1" draw:start-glue-point="4" draw:end-shape="id2" draw:end-glue-point="5" svg:d="m626 625v688h374">
          <text:p/>
        </draw:connector>
        <draw:custom-shape draw:style-name="gr4" draw:text-style-name="P1" draw:id="id3" draw:layer="layout" svg:width="3.625cm" svg:height="2.375cm" svg:x="2.25cm" svg:y="1.75cm">
          <text:p text:style-name="P1">Definition der Felder</text:p>
          <text:p text:style-name="P1">this._feld = null;</text:p>
          <text:p text:style-name="P1">this_feld2 = null;</text:p>
          <text:p text:style-name="P1">...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layer="layout" svg:x1="1.5cm" svg:y1="1.625cm" svg:x2="2.25cm" svg:y2="2.938cm" draw:start-shape="id2" draw:start-glue-point="8" draw:end-shape="id3" draw:end-glue-point="5" svg:d="m1500 1625v1313h750">
          <text:p/>
        </draw:connector>
        <draw:ellipse draw:style-name="gr1" draw:id="id4" draw:layer="layout" svg:width="2.5cm" svg:height="0.625cm" svg:x="1.25cm" svg:y="4.25cm">
          <draw:glue-point draw:id="4" svg:x="-4cm" svg:y="3.008cm"/>
          <text:p>prototype</text:p>
        </draw:ellipse>
        <draw:connector draw:style-name="gr3" draw:layer="layout" svg:x1="0.626cm" svg:y1="0.625cm" svg:x2="1.25cm" svg:y2="4.562cm" draw:start-shape="id1" draw:start-glue-point="4" draw:end-shape="id4" draw:end-glue-point="3" svg:d="m626 625v3937h624">
          <text:p/>
        </draw:connector>
        <draw:custom-shape draw:style-name="gr4" draw:text-style-name="P1" draw:id="id5" draw:layer="layout" svg:width="4.875cm" svg:height="1.5cm" svg:x="2.125cm" svg:y="5.125cm">
          <text:p text:style-name="P1">Definition der Eigenschaften </text:p>
          <text:p text:style-name="P1">und Method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layer="layout" svg:x1="1.5cm" svg:y1="4.75cm" svg:x2="2.125cm" svg:y2="5.875cm" draw:start-shape="id4" draw:start-glue-point="4" draw:end-shape="id5" draw:end-glue-point="5" svg:d="m1500 4750v1125h625">
          <text:p/>
        </draw:connector>
        <draw:custom-shape draw:style-name="gr2" draw:text-style-name="P1" draw:id="id6" draw:layer="layout" svg:width="3cm" svg:height="0.75cm" svg:x="1.625cm" svg:y="8.625cm">
          <text:p text:style-name="P1">registerClas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layer="layout" svg:x1="0.626cm" svg:y1="0.625cm" svg:x2="1.625cm" svg:y2="9cm" draw:start-shape="id1" draw:start-glue-point="4" draw:end-shape="id6" draw:end-glue-point="5" svg:d="m626 625v8375h999">
          <text:p/>
        </draw:connector>
        <draw:ellipse draw:style-name="gr1" draw:id="id7" draw:layer="layout" svg:width="3.625cm" svg:height="0.625cm" svg:x="0.875cm" svg:y="7.125cm">
          <text:p>string NameKlasse</text:p>
        </draw:ellipse>
        <draw:connector draw:style-name="gr6" draw:layer="layout" draw:type="line" svg:x1="2.687cm" svg:y1="7.75cm" svg:x2="3.125cm" svg:y2="8.625cm" draw:start-shape="id7" draw:start-glue-point="2" draw:end-shape="id6" draw:end-glue-point="4" svg:d="m2687 7750 438 875">
          <text:p/>
        </draw:connector>
        <draw:rect draw:style-name="gr1" draw:id="id8" draw:layer="layout" svg:width="1.125cm" svg:height="0.625cm" svg:x="8.5cm" svg:y="1cm">
          <text:p>def</text:p>
        </draw:rect>
        <draw:connector draw:style-name="gr3" draw:layer="layout" svg:x1="3.5cm" svg:y1="1.313cm" svg:x2="8.5cm" svg:y2="1.312cm" draw:start-shape="id2" draw:start-glue-point="7" draw:end-shape="id8" draw:end-glue-point="3" svg:d="m3500 1313h2501v-1h2499">
          <text:p/>
        </draw:connector>
        <draw:rect draw:style-name="gr1" draw:id="id9" draw:layer="layout" svg:width="0.875cm" svg:height="0.625cm" svg:x="10.625cm" svg:y="4.25cm">
          <text:p>def</text:p>
        </draw:rect>
        <draw:connector draw:style-name="gr3" draw:layer="layout" svg:x1="3.75cm" svg:y1="4.562cm" svg:x2="10.625cm" svg:y2="4.562cm" draw:start-shape="id4" draw:start-glue-point="1" draw:end-shape="id9" draw:end-glue-point="3" svg:d="m3750 4562h6875">
          <text:p/>
        </draw:connector>
        <draw:rect draw:style-name="gr3" draw:id="id10" draw:layer="layout" svg:width="0.625cm" svg:height="0.5cm" svg:x="12.625cm" svg:y="8.75cm">
          <text:p/>
        </draw:rect>
        <draw:connector draw:style-name="gr3" draw:layer="layout" svg:x1="4.625cm" svg:y1="9cm" svg:x2="12.625cm" svg:y2="9cm" draw:start-shape="id6" draw:start-glue-point="7" draw:end-shape="id10" svg:d="m4625 9000h8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Linienende_20_1" draw:display-name="Linienende 1" svg:viewBox="0 0 20 30" svg:d="m10 0-10 30h20z"/>
    <draw:marker draw:name="Linienende_20_2" draw:display-name="Linienende 2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4-09T23:41:20.03</meta:creation-date>
    <dc:language>de-DE</dc:language>
    <meta:editing-cycles>4</meta:editing-cycles>
    <meta:editing-duration>PT00H17M13S</meta:editing-duration>
    <dc:title>web-mittel</dc:title>
    <meta:initial-creator>Martin Korneffel</meta:initial-creator>
    <dc:date>2010-04-09T23:58:33.89</dc:date>
    <dc:creator>Martin Korneffel</dc:creator>
    <meta:document-statistic meta:object-count="19"/>
    <meta:user-defined meta:name="Info 1"/>
    <meta:user-defined meta:name="Info 2"/>
    <meta:user-defined meta:name="Info 3"/>
    <meta:user-defined meta:name="Info 4"/>
    <meta:template xlink:type="simple" xlink:actuate="onRequest" xlink:title="web-mittel" xlink:href="../web-mittel.otg" meta:date="2010-04-09T23:41:19.82"/>
  </office:meta>
</office:document-meta>
</file>